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line-height="200%"/>
      <style:text-properties officeooo:rsid="001c128e" officeooo:paragraph-rsid="001c128e"/>
    </style:style>
    <style:style style:name="P2" style:family="paragraph" style:parent-style-name="Standard">
      <style:paragraph-properties fo:line-height="200%"/>
      <style:text-properties officeooo:paragraph-rsid="001c128e"/>
    </style:style>
    <style:style style:name="P3" style:family="paragraph" style:parent-style-name="Standard">
      <style:paragraph-properties fo:line-height="200%"/>
      <style:text-properties officeooo:rsid="001c128e" officeooo:paragraph-rsid="001c128e"/>
    </style:style>
    <style:style style:name="P4" style:family="paragraph" style:parent-style-name="Standard">
      <style:paragraph-properties fo:line-height="200%"/>
      <style:text-properties officeooo:paragraph-rsid="001c128e"/>
    </style:style>
    <style:style style:name="P5" style:family="paragraph" style:parent-style-name="Standard">
      <style:paragraph-properties fo:line-height="200%"/>
      <style:text-properties officeooo:rsid="00211b0c" officeooo:paragraph-rsid="00211b0c"/>
    </style:style>
    <style:style style:name="P6" style:family="paragraph" style:parent-style-name="Standard">
      <style:paragraph-properties fo:line-height="200%"/>
      <style:text-properties officeooo:rsid="0022363a" officeooo:paragraph-rsid="0022363a"/>
    </style:style>
    <style:style style:name="P7" style:family="paragraph" style:parent-style-name="Standard">
      <style:paragraph-properties fo:line-height="200%"/>
      <style:text-properties officeooo:rsid="002300d8" officeooo:paragraph-rsid="002300d8"/>
    </style:style>
    <style:style style:name="T1" style:family="text">
      <style:text-properties officeooo:rsid="001c128e"/>
    </style:style>
    <style:style style:name="T2" style:family="text">
      <style:text-properties style:text-position="super 58%"/>
    </style:style>
    <style:style style:name="T3" style:family="text">
      <style:text-properties style:text-position="0% 100%"/>
    </style:style>
    <style:style style:name="T4" style:family="text">
      <style:text-properties officeooo:rsid="002236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 1:</text:p>
      <text:p text:style-name="P1"/>
      <text:p text:style-name="P1">Changing the r value increased the radius of the circle. Changing theta from 0 to less than 2pi created a semicircle. Making it 0 to greater than 2pi would increase the frequency of points in certain sections of the circle. </text:p>
      <text:p text:style-name="P1"/>
      <text:p text:style-name="P5">R = [0,1]; Theta = [0, 2pi]</text:p>
      <text:p text:style-name="P5">Creates a half-circle ranging from x = [-1, 1] and y = [-1, 1]</text:p>
      <text:p text:style-name="P5">R = [0, 9]; Theta = [0, 2pi]</text:p>
      <text:p text:style-name="P5">Creates a half-circle ranging from x = [-3, 3] and y = [-3, 3]</text:p>
      <text:p text:style-name="P5">R = [0,1]; Theta = [0, pi]</text:p>
      <text:p text:style-name="P5">Creates a half-circle ranging from x = [-1, 1] and y = [0, 1]</text:p>
      <text:p text:style-name="P5">R = [0, 8]; Theta = [pi/2, pi]</text:p>
      <text:p text:style-name="P5">Creates a quarter-circle ranging from x = [0, r<text:span text:style-name="T2">1/2</text:span><text:span text:style-name="T3">], y = [0, r</text:span><text:span text:style-name="T2">1/2</text:span><text:span text:style-name="T3">]</text:span></text:p>
      <text:p text:style-name="P5"><text:span text:style-name="T3"/></text:p>
      <text:p text:style-name="P2"/>
      <text:p text:style-name="P1">Part 2: </text:p>
      <text:p text:style-name="P1"/>
      <text:p text:style-name="P2"><text:span text:style-name="T1">Changing the r value increased the radius of the circle, just like in part 1. Changing the value of theta is similar to part 1. Reducing the values of either theta or phi result in an output of a piece of a sphere.</text:span></text:p>
      <text:p text:style-name="P2"/>
      <text:p text:style-name="P5">R = [0, 1]; Theta = [0, 2pi]; Phi = [0, pi]</text:p>
      <text:p text:style-name="P5">Creates a sphere ranging from x = <text:span text:style-name="T4">[-1, 1], y = [-1, 1], and z = [-1, 1]</text:span></text:p>
      <text:p text:style-name="P6">R = [0, 8]; Theta = [0, 2pi]; Phi = [0, pi]</text:p>
      <text:p text:style-name="P6">Creates a sphere ranging from x = [-2, 2], y = [-2, 2], and z = [-2, 2]</text:p>
      <text:p text:style-name="P6"><text:soft-page-break/>R = [0, 1]; Theta = [0, pi]; Phi = [0, pi]</text:p>
      <text:p text:style-name="P6">Creates a semi-sphere ranging from x = [-1, 1], y = [0, 1], z = [-1, 1]</text:p>
      <text:p text:style-name="P6">R = [0, 1]; Theta = [0, 2pi]; Phi = [0, pi/2]</text:p>
      <text:p text:style-name="P6">Creates a semi-sphere ranging from x = [-1, 1], y = [-1, 1]. z = [0, 1]</text:p>
      <text:p text:style-name="P6">R = [0, 8]; Theta = [0, pi]; Phi = [0, pi]</text:p>
      <text:p text:style-name="P6">Creates a semi-sphere ranging from x = [-2, 2], y = [0, 2], <text:s/>z = [-2, 2]</text:p>
      <text:p text:style-name="P6">R = [0, 8]; Theta = [0, 2pi]; Phi = [0, pi/2]</text:p>
      <text:p text:style-name="P6">Creates a semi-sphere ranging from x = [-2, 2], y = [-2, 2], z = [0, 2]</text:p>
      <text:p text:style-name="P6">R = [0, 1]; Theta = [0, pi]; Phi = [0, pi/2]</text:p>
      <text:p text:style-name="P7">Creates a semi-sphere ranging from x = [-1,1], y = [0, 1], z = [0, 1]</text:p>
      <text:p text:style-name="P7">R = [0, 8]; Theta = [0, pi]; Phi = [0, pi/2]</text:p>
      <text:p text:style-name="P7">Creates a semi-sphere ranging from x = [-2, 2], y = [0, 2], z = [0, 2]</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7T02:30:23.194834527</meta:creation-date>
    <dc:date>2019-12-02T06:08:56.782563224</dc:date>
    <meta:editing-duration>PT5M25S</meta:editing-duration>
    <meta:editing-cycles>3</meta:editing-cycles>
    <meta:generator>LibreOffice/6.3.3.2.0$Linux_X86_64 LibreOffice_project/30$Build-2</meta:generator>
    <meta:document-statistic meta:table-count="0" meta:image-count="0" meta:object-count="0" meta:page-count="2" meta:paragraph-count="28" meta:word-count="405" meta:character-count="1729" meta:non-whitespace-character-count="1349"/>
  </office:meta>
</office:document-meta>
</file>